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7b2f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language="en" fo:country="US" officeooo:rsid="0003bd7d" officeooo:paragraph-rsid="0003bd7d" fo:background-color="transparent"/>
    </style:style>
    <style:style style:name="P8" style:family="paragraph" style:parent-style-name="Standard">
      <style:text-properties fo:language="en" fo:country="US" officeooo:rsid="0003c79a" officeooo:paragraph-rsid="0003c79a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text-properties officeooo:paragraph-rsid="0005d34e"/>
    </style:style>
    <style:style style:name="P11" style:family="paragraph" style:parent-style-name="Default_5f_ntt">
      <style:text-properties fo:language="en" fo:country="US"/>
    </style:style>
    <style:style style:name="P12" style:family="paragraph" style:parent-style-name="Default_5f_ntt">
      <style:text-properties fo:language="en" fo:country="US" fo:font-style="normal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officeooo:rsid="0007b2fc"/>
    </style:style>
    <style:style style:name="P14" style:family="paragraph" style:parent-style-name="Heading_20_2" style:master-page-name="First_20_Page">
      <style:paragraph-properties style:page-number="auto"/>
    </style:style>
    <style:style style:name="P15" style:family="paragraph" style:parent-style-name="List_20_1_20_Start" style:list-style-name="List_20_1"/>
    <style:style style:name="T1" style:family="text">
      <style:text-properties officeooo:rsid="0007b2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background-color="transparent" loext:char-shading-value="0"/>
    </style:style>
    <style:style style:name="T6" style:family="text">
      <style:text-properties fo:language="en" fo:country="US"/>
    </style:style>
    <style:style style:name="T7" style:family="text">
      <style:text-properties officeooo:rsid="0005d34e"/>
    </style:style>
  </office:automatic-styles>
  <office:body>
    <office:text text:use-soft-page-breaks="true">
      <office:forms form:automatic-focus="false" form:apply-design-mode="false"/>
      <text:tracked-changes>
        <text:changed-region xml:id="ct54048448" text:id="ct54048448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54049072" text:id="ct54049072">
          <text:deletion>
            <office:change-info>
              <dc:creator>Denis Kotlar</dc:creator>
              <dc:date>2016-12-20T09:41:00</dc:date>
            </office:change-info>
            <text:list xml:id="list2153244671804293743" text:style-name="List_20_1"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54048768" text:id="ct54048768">
          <text:deletion>
            <office:change-info>
              <dc:creator>Denis Kotlar</dc:creator>
              <dc:date>2016-12-20T09:41:00</dc:date>
            </office:change-info>
            <text:list xml:id="list75014159748385" text:continue-numbering="true" text:style-name="List_20_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53794800" text:id="ct53794800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54050672" text:id="ct54050672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54048064" text:id="ct54048064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53181616" text:id="ct53181616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3181840" text:id="ct53181840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54051952" text:id="ct5405195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4091424" text:id="ct54091424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54091648" text:id="ct5409164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4091872" text:id="ct54091872">
          <text:deletion>
            <office:change-info>
              <dc:creator>Denis Kotlar</dc:creator>
              <dc:date>2016-12-20T09:42:00</dc:date>
            </office:change-info>
            <text:p text:style-name="P3">IN</text:p>
          </text:deletion>
        </text:changed-region>
        <text:changed-region xml:id="ct53895232" text:id="ct53895232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54093616" text:id="ct54093616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54093840" text:id="ct5409384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4094064" text:id="ct54094064">
          <text:deletion>
            <office:change-info>
              <dc:creator>Denis Kotlar</dc:creator>
              <dc:date>2016-12-20T09:42:00</dc:date>
            </office:change-info>
            <text:p text:style-name="P3">IN</text:p>
          </text:deletion>
        </text:changed-region>
        <text:changed-region xml:id="ct54097440" text:id="ct54097440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54096080" text:id="ct5409608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54154448" text:id="ct54154448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832860611879022678" text:style-name="Outline">
        <text:list-item>
          <text:list>
            <text:list-item>
              <text:h text:style-name="P14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5">Measurements are performed by digitizing the instantaneous output voltage, current or temperature. </text:span>Output power is calculated as product of measured voltage and current. <text:span text:style-name="T6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750141072647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5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Description</text:p>
          </table:table-cell>
          <table:table-cell table:style-name="Table73.A1" table:number-columns-spanned="4" office:value-type="string">
            <text:p text:style-name="P6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5">Parameters</text:p>
          </table:table-cell>
          <table:table-cell table:style-name="Table73.B3" office:value-type="string">
            <text:p text:style-name="P9">Name</text:p>
          </table:table-cell>
          <table:table-cell table:style-name="Table73.B3" office:value-type="string">
            <text:p text:style-name="P9">Type</text:p>
          </table:table-cell>
          <table:table-cell table:style-name="Table73.B3" office:value-type="string">
            <text:p text:style-name="P9">Range</text:p>
          </table:table-cell>
          <table:table-cell table:style-name="Table73.B3" office:value-type="string">
            <text:p text:style-name="P9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12">Return</text:p>
          </table:table-cell>
          <table:table-cell table:style-name="Table73.A1" table:number-columns-spanned="4" office:value-type="string">
            <text:p text:style-name="P6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1"><text:span text:style-name="T2">Usage</text:span><text:span text:style-name="T3"> </text:span><text:span text:style-name="T2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1">Related Commands</text:p>
          </table:table-cell>
          <table:table-cell table:style-name="Table73.A1" table:number-columns-spanned="4" office:value-type="string">
            <text:p text:style-name="P7">INSTrument:COUPle:TRACking</text:p>
          </table:table-cell>
          <table:covered-table-cell/>
          <table:covered-table-cell/>
          <table:covered-table-cell/>
        </table:table-row>
      </table:table>
      <text:list xml:id="list750143904423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5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Description</text:p>
          </table:table-cell>
          <table:table-cell table:style-name="Table75.A1" table:number-columns-spanned="4" office:value-type="string">
            <text:p text:style-name="P6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5">Parameters</text:p>
          </table:table-cell>
          <table:table-cell table:style-name="Table75.B3" office:value-type="string">
            <text:p text:style-name="P9">Name</text:p>
          </table:table-cell>
          <table:table-cell table:style-name="Table75.B3" office:value-type="string">
            <text:p text:style-name="P9">Type</text:p>
          </table:table-cell>
          <table:table-cell table:style-name="Table75.B3" office:value-type="string">
            <text:p text:style-name="P9">Range</text:p>
          </table:table-cell>
          <table:table-cell table:style-name="Table75.B3" office:value-type="string">
            <text:p text:style-name="P9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12">Return</text:p>
          </table:table-cell>
          <table:table-cell table:style-name="Table75.A1" table:number-columns-spanned="4" office:value-type="string">
            <text:p text:style-name="P6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1"><text:span text:style-name="T2">Usage</text:span><text:span text:style-name="T3"> </text:span><text:span text:style-name="T2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1">Related Commands</text:p>
          </table:table-cell>
          <table:table-cell table:style-name="Table7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list xml:id="list750142314622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5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5">Description</text:p>
          </table:table-cell>
          <table:table-cell table:style-name="Table122.A1" table:number-columns-spanned="4" office:value-type="string">
            <text:p text:style-name="P10">Query the temperature measured using the specified temperature sensors as follows:<text:change-start text:change-id="ct54048448"/></text:p>
            <text:list xml:id="list75013475220649" text:continue-list="list75014159748385" text:style-name="List_20_1">
              <text:list-item>
                <text:p text:style-name="List_20_1_20_Start"><text:change-end text:change-id="ct54048448"/><text:change text:change-id="ct54049072"/><text:change text:change-id="ct54048768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53794800"/>BATT sensor<text:change text:change-id="ct54050672"/> <text:change text:change-id="ct54048064"/><text:change-start text:change-id="ct53181616"/><text:span text:style-name="T7">is</text:span><text:change-end text:change-id="ct53181616"/> still not supported in the Firmware M<text:change text:change-id="ct53181840"/><text:change-start text:change-id="ct54051952"/><text:span text:style-name="T7">3</text:span><text:change-end text:change-id="ct54051952"/>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4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5">Parameters</text:p>
          </table:table-cell>
          <table:table-cell table:style-name="Table122.B4" office:value-type="string">
            <text:p text:style-name="P9">Name</text:p>
          </table:table-cell>
          <table:table-cell table:style-name="Table122.B4" office:value-type="string">
            <text:p text:style-name="P9">Type</text:p>
          </table:table-cell>
          <table:table-cell table:style-name="Table122.B4" office:value-type="string">
            <text:p text:style-name="P9">Range</text:p>
          </table:table-cell>
          <table:table-cell table:style-name="Table122.B4" office:value-type="string">
            <text:p text:style-name="P9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54091424"/>A<text:change-start text:change-id="ct54091648"/><text:span text:style-name="T1">UX</text:span><text:change-end text:change-id="ct54091648"/><text:change text:change-id="ct54091872"/>]|<text:change text:change-id="ct53895232"/>CH1|CH2|BATT}</text:p>
          </table:table-cell>
          <table:table-cell table:style-name="Table122.A1" office:value-type="string">
            <text:p text:style-name="P2"><text:change text:change-id="ct54093616"/>A<text:change-start text:change-id="ct54093840"/><text:span text:style-name="T1">UX</text:span><text:change-end text:change-id="ct54093840"/><text:change text:change-id="ct54094064"/></text:p>
          </table:table-cell>
        </table:table-row>
        <table:table-row>
          <table:table-cell table:style-name="Table122.A1" office:value-type="string">
            <text:p text:style-name="P11"><text:span text:style-name="T2">Usage</text:span><text:span text:style-name="T3"> </text:span><text:span text:style-name="T2">example</text:span></text:p>
          </table:table-cell>
          <table:table-cell table:style-name="Table122.A1" table:number-columns-spanned="4" office:value-type="string">
            <text:p text:style-name="cmd_5f_code">MEAS:TEMP? <text:change text:change-id="ct54097440"/><text:change-start text:change-id="ct54096080"/><text:span text:style-name="T1">AUX</text:span><text:change-end text:change-id="ct54096080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1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1">Related Commands</text:p>
          </table:table-cell>
          <table:table-cell table:style-name="Table122.A1" table:number-columns-spanned="4" office:value-type="string">
            <text:p text:style-name="P5">DIAGnostic[:INFOrmation]:FAN?</text:p>
            <text:p text:style-name="P5">SYSTem:CPU:OPTion?</text:p>
            <text:p text:style-name="P5">SYSTem:TEMPerature:PROTection[:HIGH][:LEVel]</text:p>
            <text:p text:style-name="P5">SYSTem:TEMPerature:PROTection[:HIGH]:DELay[:TIME]</text:p>
            <text:p text:style-name="P5">SYSTem:TEMPerature:PROTection[:HIGH]:STATe</text:p>
            <text:p text:style-name="P5">SYSTem:TEMPerature:PROTection[:HIGH]:TRIPped?</text:p>
          </table:table-cell>
          <table:covered-table-cell/>
          <table:covered-table-cell/>
          <table:covered-table-cell/>
        </table:table-row>
      </table:table>
      <text:list xml:id="list75013929283836" text:continue-list="list75014231462266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5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5">Parameters</text:p>
          </table:table-cell>
          <table:table-cell table:style-name="Table74.B3" office:value-type="string">
            <text:p text:style-name="P9">Name</text:p>
          </table:table-cell>
          <table:table-cell table:style-name="Table74.B3" office:value-type="string">
            <text:p text:style-name="P9">Type</text:p>
          </table:table-cell>
          <table:table-cell table:style-name="Table74.B3" office:value-type="string">
            <text:p text:style-name="P9">Range</text:p>
          </table:table-cell>
          <table:table-cell table:style-name="Table74.B3" office:value-type="string">
            <text:p text:style-name="P9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12">Return</text:p>
          </table:table-cell>
          <table:table-cell table:style-name="Table74.A1" table:number-columns-spanned="4" office:value-type="string">
            <text:p text:style-name="P6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1"><text:span text:style-name="T2">Usage</text:span><text:span text:style-name="T3"> </text:span><text:span text:style-name="T2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1">Related Commands</text:p>
          </table:table-cell>
          <table:table-cell table:style-name="Table74.A1" table:number-columns-spanned="4" office:value-type="string">
            <text:p text:style-name="P8"><text:change-start text:change-id="ct54154448"/>INSTrument:COUPle:TRACking<text:change-end text:change-id="ct54154448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7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7. MEASure</dc:title>
    <meta:document-statistic meta:table-count="5" meta:image-count="0" meta:object-count="0" meta:page-count="2" meta:paragraph-count="124" meta:word-count="471" meta:character-count="3636" meta:non-whitespace-character-count="3290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